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  <office:annotation>
              <text:p>http://purl.org/linked-data/sdmx/2009/dimension#refArea=http://www.gemeentegeschiedenis.nl/amco/10996</text:p>
              <text:p>http://purl.org/linked-data/sdmx/2009/dimension#refArea=http://www.gemeentegeschiedenis.nl/amco/10426</text:p>
            </office:annotation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>
            <office:annotation>
              <text:p>http://purl.org/linked-data/sdmx/2009/dimension#refArea=http://www.gemeentegeschiedenis.nl/amco/10539</text:p>
            </office:annotation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1043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  <office:annotation>
              <text:p>http://www.w3.org/1999/02/22-rdf-syntax-ns#type=http://www.w3.org/2000/01/rdf-schema#Resource</text:p>
              <text:p>http://bit.ly/cedar-tablink#value=2292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042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